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950e" draw:marker-start-width="0.3cm" draw:marker-end-width="0.3cm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width="0cm" svg:stroke-color="#ff950e" draw:marker-start-width="0.3cm" draw:marker-end-width="0.3cm" draw:fill="none" draw:textarea-horizontal-align="center" draw:textarea-vertical-align="top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dash" draw:stroke-dash="Ultrafine_20_Dashed" svg:stroke-width="0cm" svg:stroke-color="#aecf00" draw:marker-start-width="0.3cm" draw:marker-end-width="0.3cm" draw:fill="none" draw:textarea-horizontal-align="left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Futura Std'" style:font-pitch="variable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Futura Std'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8cm" svg:height="1.087cm" svg:x="15.02cm" svg:y="11.5cm">
          <text:p text:style-name="P1"><text:span text:style-name="T1">INF-009.</text:span><text:span text:style-name="T1"><text:line-break/></text:span><text:span text:style-name="T1">Estimación de tiempo del proye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8cm" svg:height="1.087cm" svg:x="15cm" svg:y="13cm">
          <text:p text:style-name="P1"><text:span text:style-name="T1">INF-010.</text:span><text:span text:style-name="T1"><text:line-break/></text:span><text:span text:style-name="T1">Estimación de tiempo del hi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8cm" svg:height="1.087cm" svg:x="15cm" svg:y="9cm">
          <text:p text:style-name="P1"><text:span text:style-name="T1">INF-008.</text:span><text:span text:style-name="T1"><text:line-break/></text:span><text:span text:style-name="T1">Estimación de costes materia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8cm" svg:height="1.087cm" svg:x="15cm" svg:y="7.5cm">
          <text:p text:style-name="P1"><text:span text:style-name="T1">INF-007.</text:span><text:span text:style-name="T1"><text:line-break/></text:span><text:span text:style-name="T1">Estimación de costes huma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8cm" svg:height="1.087cm" svg:x="15.02cm" svg:y="5cm">
          <text:p text:style-name="P1"><text:span text:style-name="T1">INF-006.</text:span><text:span text:style-name="T1"><text:line-break/></text:span><text:span text:style-name="T1">Estimación de esfuerz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79cm" svg:height="1.087cm" svg:x="6cm" svg:y="13cm">
          <text:p text:style-name="P1"><text:span text:style-name="T1">INF-005.</text:span><text:span text:style-name="T1"><text:line-break/></text:span><text:span text:style-name="T1">Tiempo del hi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8cm" svg:height="1.087cm" svg:x="6.02cm" svg:y="11.5cm">
          <text:p text:style-name="P1"><text:span text:style-name="T1">INF-004.</text:span><text:span text:style-name="T1"><text:line-break/></text:span><text:span text:style-name="T1">Tiempo del proye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79cm" svg:height="1.087cm" svg:x="6.021cm" svg:y="9cm">
          <text:p text:style-name="P1"><text:span text:style-name="T1">INF-003.</text:span><text:span text:style-name="T1"><text:line-break/></text:span><text:span text:style-name="T1">Coste mate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79cm" svg:height="1.087cm" svg:x="6cm" svg:y="7.5cm">
          <text:p text:style-name="P1"><text:span text:style-name="T1">INF-002.</text:span><text:span text:style-name="T1"><text:line-break/></text:span><text:span text:style-name="T1">Coste hum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79cm" svg:height="1.087cm" svg:x="6cm" svg:y="5cm">
          <text:p text:style-name="P1"><text:span text:style-name="T1">INF-001.</text:span><text:span text:style-name="T1"><text:line-break/></text:span><text:span text:style-name="T1">Esfuerz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837cm" svg:height="12cm" svg:x="5.188cm" svg:y="3cm">
          <text:p text:style-name="P2"><text:span text:style-name="T2">Incurr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837cm" svg:height="12cm" svg:x="13.947cm" svg:y="3cm">
          <text:p text:style-name="P2"><text:span text:style-name="T2">Previ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1cm" svg:height="2cm" svg:x="1.5cm" svg:y="4.5cm">
          <text:p text:style-name="P2"><text:span text:style-name="T2">Esfuerz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1cm" svg:height="3.5cm" svg:x="1.5cm" svg:y="7cm">
          <text:p text:style-name="P2"><text:span text:style-name="T2">Cos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0.93cm" svg:height="3.5cm" svg:x="1.57cm" svg:y="11cm">
          <text:p text:style-name="P2"><text:span text:style-name="T2">Tiem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cm" svg:height="2.5cm" svg:x="11.5cm" svg:y="5.5cm">
          <text:p text:style-name="P1"><text:span text:style-name="T1">INF-011.</text:span><text:span text:style-name="T1"><text:line-break/></text:span><text:span text:style-name="T1">Historial de perfil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.18cm" fo:margin-bottom="0.268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9T12:45:36</meta:creation-date>
    <dc:date>2011-04-19T13:11:20</dc:date>
    <dc:creator>Carlos Camargo</dc:creator>
    <meta:editing-duration>PT00H10M20S</meta:editing-duration>
    <meta:editing-cycles>3</meta:editing-cycles>
    <meta:generator>OpenOffice.org/3.2$Unix OpenOffice.org_project/320m19$Build-9505</meta:generator>
    <meta:document-statistic meta:object-count="16"/>
  </office:meta>
</office:document-meta>
</file>